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Houschka Rounded Medium" svg:font-family="'Houschka Rounded Medium'" style:font-family-generic="swiss" style:font-pitch="variable"/>
    <style:font-face style:name="Houschka Rounded Medium1" svg:font-family="'Houschka Rounded Medium'" style:font-adornments="Medium"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use-window-font-color="true" style:font-name="Houschka Rounded Medium"/>
    </style:style>
    <style:style style:name="P2" style:family="paragraph" style:parent-style-name="Standard">
      <style:text-properties style:font-name="Houschka Rounded Medium"/>
    </style:style>
    <style:style style:name="P3" style:family="paragraph" style:parent-style-name="Standard">
      <style:paragraph-properties fo:margin-left="0cm" fo:margin-right="0cm" fo:orphans="2" fo:widows="2" fo:text-indent="0cm" style:auto-text-indent="false"/>
      <style:text-properties style:use-window-font-color="true" style:font-name="Houschka Rounded Medium"/>
    </style:style>
    <style:style style:name="P4" style:family="paragraph" style:parent-style-name="Standard">
      <style:paragraph-properties fo:margin-left="0cm" fo:margin-right="0cm" fo:orphans="2" fo:widows="2" fo:text-indent="0cm" style:auto-text-indent="false"/>
      <style:text-properties fo:font-variant="normal" fo:text-transform="none" style:use-window-font-color="true" style:font-name="Houschka Rounded Medium" fo:font-size="12pt" fo:letter-spacing="normal" fo:font-style="normal" fo:font-weight="normal"/>
    </style:style>
    <style:style style:name="P5" style:family="paragraph" style:parent-style-name="Standard">
      <style:paragraph-properties fo:margin-left="0cm" fo:margin-right="0cm" fo:orphans="2" fo:widows="2" fo:text-indent="0cm" style:auto-text-indent="false"/>
      <style:text-properties fo:font-variant="normal" fo:text-transform="none" fo:color="#d3cfc9" style:font-name="Arial1" fo:font-size="12pt" fo:letter-spacing="normal" fo:font-style="normal" fo:font-weight="normal"/>
    </style:style>
    <style:style style:name="P6" style:family="paragraph" style:parent-style-name="Standard">
      <style:paragraph-properties fo:margin-left="0cm" fo:margin-right="0cm" fo:orphans="2" fo:widows="2" fo:text-indent="0cm" style:auto-text-indent="false" fo:break-before="page"/>
      <style:text-properties fo:font-variant="normal" fo:text-transform="none" style:use-window-font-color="true" style:font-name="Houschka Rounded Medium" fo:font-size="12pt" fo:letter-spacing="normal" fo:font-style="normal" fo:font-weight="normal"/>
    </style:style>
    <style:style style:name="P7" style:family="paragraph" style:parent-style-name="Standard">
      <style:paragraph-properties fo:margin-top="0cm" fo:margin-bottom="0cm"/>
      <style:text-properties fo:font-variant="normal" fo:text-transform="none" fo:color="#000000" style:text-line-through-style="none" style:font-name="Houschka Rounded Medium" fo:letter-spacing="normal" fo:font-style="normal" style:text-underline-style="none" fo:font-weight="normal" style:text-blinking="false" fo:background-color="transparent"/>
    </style:style>
    <style:style style:name="P8" style:family="paragraph" style:parent-style-name="Standard">
      <style:paragraph-properties fo:margin-top="0cm" fo:margin-bottom="0cm"/>
      <style:text-properties fo:font-variant="normal" fo:text-transform="none" fo:color="#000000" style:text-line-through-style="none" style:font-name="Houschka Rounded Medium" fo:font-style="normal" style:text-underline-style="none" fo:font-weight="normal" style:text-blinking="false" fo:background-color="transparent"/>
    </style:style>
    <style:style style:name="P9" style:family="paragraph" style:parent-style-name="Standard">
      <style:paragraph-properties fo:margin-top="0cm" fo:margin-bottom="0cm" fo:line-height="100%"/>
      <style:text-properties fo:font-variant="normal" fo:text-transform="none" fo:color="#000000" style:text-line-through-style="none" style:font-name="Houschka Rounded Medium" fo:font-size="12pt" fo:font-style="normal" style:text-underline-style="none" fo:font-weight="normal" style:text-blinking="false" fo:background-color="transparent" style:font-size-asian="12pt" style:font-size-complex="12pt"/>
    </style:style>
    <style:style style:name="P10" style:family="paragraph" style:parent-style-name="Standard">
      <style:paragraph-properties fo:margin-top="0cm" fo:margin-bottom="0cm"/>
      <style:text-properties fo:font-variant="normal" fo:text-transform="none" fo:color="#000000" style:text-line-through-style="none" style:font-name="Houschka Rounded Medium1" fo:font-style="normal" style:text-underline-style="none" fo:font-weight="normal" style:text-blinking="false" fo:background-color="transparent"/>
    </style:style>
    <style:style style:name="P11" style:family="paragraph" style:parent-style-name="Standard">
      <style:paragraph-properties fo:margin-top="0cm" fo:margin-bottom="0cm"/>
      <style:text-properties style:font-name="Houschka Rounded Medium1" fo:font-weight="normal"/>
    </style:style>
    <style:style style:name="P12" style:family="paragraph" style:parent-style-name="Standard">
      <style:paragraph-properties fo:margin-top="0cm" fo:margin-bottom="0cm" fo:break-before="page"/>
      <style:text-properties style:font-name="Houschka Rounded Medium1" fo:font-weight="normal"/>
    </style:style>
    <style:style style:name="P13" style:family="paragraph" style:parent-style-name="Text_20_body">
      <style:paragraph-properties fo:margin-top="0cm" fo:margin-bottom="0cm" fo:line-height="100%" fo:break-before="page"/>
      <style:text-properties fo:font-variant="normal" fo:text-transform="none" fo:color="#000000" style:text-line-through-style="none" style:font-name="Houschka Rounded Medium1" fo:font-size="12pt" fo:font-style="normal" style:text-underline-style="none" fo:font-weight="normal" style:text-blinking="false" fo:background-color="transparent" style:font-size-asian="12pt" style:font-size-complex="12pt"/>
    </style:style>
    <style:style style:name="P14" style:family="paragraph" style:parent-style-name="Text_20_body">
      <style:paragraph-properties fo:margin-top="0cm" fo:margin-bottom="0cm"/>
      <style:text-properties fo:font-variant="normal" fo:text-transform="none" fo:color="#000000" style:text-line-through-style="none" style:font-name="Houschka Rounded Medium1" fo:font-size="12pt" fo:font-style="normal" style:text-underline-style="none" fo:font-weight="normal" style:text-blinking="false" fo:background-color="transparent" style:font-size-asian="12pt" style:font-size-complex="12pt"/>
    </style:style>
    <style:style style:name="P15" style:family="paragraph" style:parent-style-name="Text_20_body">
      <style:paragraph-properties fo:margin-top="0cm" fo:margin-bottom="0cm" fo:line-height="100%"/>
      <style:text-properties fo:font-variant="normal" fo:text-transform="none" fo:color="#000000" style:text-line-through-style="none" style:font-name="Houschka Rounded Medium1" fo:font-size="12pt" fo:font-style="normal" style:text-underline-style="none" fo:font-weight="normal" style:text-blinking="false" fo:background-color="transparent" style:font-size-asian="12pt" style:font-size-complex="12pt"/>
    </style:style>
    <style:style style:name="P16" style:family="paragraph" style:parent-style-name="Text_20_body">
      <style:paragraph-properties fo:margin-top="0cm" fo:margin-bottom="0cm"/>
      <style:text-properties style:font-name="Houschka Rounded Medium1" fo:font-weight="normal"/>
    </style:style>
    <style:style style:name="P17" style:family="paragraph" style:parent-style-name="Standard">
      <style:paragraph-properties fo:break-before="page"/>
      <style:text-properties style:font-name="Houschka Rounded Medium"/>
    </style:style>
    <style:style style:name="P18" style:family="paragraph" style:parent-style-name="Standard">
      <style:paragraph-properties fo:margin-top="0cm" fo:margin-bottom="0cm"/>
      <style:text-properties style:font-name="Houschka Rounded Medium1" fo:font-weight="normal"/>
    </style:style>
    <style:style style:name="P19" style:family="paragraph" style:parent-style-name="Standard">
      <style:paragraph-properties fo:margin-left="0cm" fo:margin-right="0cm" fo:orphans="2" fo:widows="2" fo:text-indent="0cm" style:auto-text-indent="false"/>
      <style:text-properties style:use-window-font-color="true" style:font-name="Houschka Rounded Medium"/>
    </style:style>
    <style:style style:name="T1" style:family="text">
      <style:text-properties fo:font-variant="normal" fo:text-transform="none" fo:font-size="12pt" fo:letter-spacing="normal" fo:font-style="normal" fo:font-weight="normal"/>
    </style:style>
    <style:style style:name="T2" style:family="text">
      <style:text-properties fo:color="#999999"/>
    </style:style>
    <style:style style:name="T3" style:family="text">
      <style:text-properties style:font-name="Houschka Rounded Medium1"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ürbistorte</text:p>
      <text:p text:style-name="P1"/>
      <text:p text:style-name="P1">400 g Hokkaido-Kürbis</text:p>
      <text:p text:style-name="P1">8 Eier</text:p>
      <text:p text:style-name="P1">2 Pr. Salz</text:p>
      <text:p text:style-name="P1">220 g Zucker</text:p>
      <text:p text:style-name="P1">2 EL Vanillezucker</text:p>
      <text:p text:style-name="P1">1 TL Zitronenabrieb</text:p>
      <text:p text:style-name="P1">200 g Mehl</text:p>
      <text:p text:style-name="P1">2 TL Backpulver</text:p>
      <text:p text:style-name="P1">50 g gem. Mandeln</text:p>
      <text:p text:style-name="P1"/>
      <text:p text:style-name="P1">250 g weiche Butter</text:p>
      <text:p text:style-name="P1">300 g Puderzucker</text:p>
      <text:p text:style-name="P1">1 EL Orangenabrieb</text:p>
      <text:p text:style-name="P1">300 g Frischkäse</text:p>
      <text:p text:style-name="P1"/>
      <text:p text:style-name="P1">250 g Orangenmarmelade</text:p>
      <text:p text:style-name="P1"/>
      <text:p text:style-name="P4">1 für den Teig Kürbis in Stücke schneiden und über kochendem Wasser 25 bis 30 Minuten. Weich dämpfen. Fein pürieren, abkühlen lassen. Backofen auf 200°C vorheizen. Böden der Formen mit Backpapier belegen. </text:p>
      <text:p text:style-name="P4">2 Eier trennen. Eiweiß mit Salz und 50 g Zucker steif schlagen. Eigelbe mit restlichen 170 g Zucker, Vanillezucker und Zitronenabrieb cremig aufschlagen, das Kürbispüree unterziehen. Mehl mit Backpulver mischen, über die Kürbismasse sieben. Zusammen mit Mandeln und Eischnee unterheben. Masse in den Formen verteilen, glatt streichen und ca. 25 Minuten backen (Stäbchenprobe machen). Die Böden etwas abkühlen lassen, dann aus den Formen nehmen und vollständig auskühlen lassen. </text:p>
      <text:p text:style-name="P4">3 Für das Frosting Butter mit Puderzucker und Orangenabrieb cremig aufschlagen. Frischkäse löffelweise unter Rühren zugeben. </text:p>
      <text:p text:style-name="P3"><text:span text:style-name="T1">4 Die Böden jeweils waagerecht durchschneiden. 5 Böden mit Marmelade und etwas Frosting bestreichen und aufeinander schichten. Den letzten Boden auflegen und die Torte rundum mit restlichem Frosting einstreichen Torte ca. 3 Stunden kühlen. Mit Früchten garniert servieren.</text:span> </text:p>
      <text:p text:style-name="P5"/>
      <text:p text:style-name="P6">Kürbis-Layer-Torte mit Mascarpone-Creme</text:p>
      <text:p text:style-name="P3"><text:line-break/><text:span text:style-name="T1">120 ml dunkles Bier</text:span><text:line-break/><text:span text:style-name="T1">2 EL Kaffee</text:span><text:line-break/><text:span text:style-name="T1">115 g Butter</text:span><text:line-break/><text:span text:style-name="T1">55 Gramm Kakao</text:span><text:line-break/>1<text:span text:style-name="T1"> Ei</text:span><text:line-break/><text:span text:style-name="T1">50 Gramm Creme fraiche</text:span><text:line-break/><text:span text:style-name="T1">120 g Mehl</text:span><text:line-break/><text:span text:style-name="T1">175g Zucker</text:span><text:line-break/>1/2<text:span text:style-name="T1"> Päckchen Backpulver</text:span><text:line-break/><text:line-break/><text:span text:style-name="T1">75 g Mehl</text:span><text:line-break/>1/4<text:span text:style-name="T1"> Teelöffel Natron</text:span><text:line-break/>1/2<text:span text:style-name="T1"> Teelöffel Backpulver</text:span><text:line-break/>1/2<text:span text:style-name="T1"> Teelöffel Salz</text:span><text:line-break/>1<text:span text:style-name="T1"> Teelöffel Zimt</text:span><text:line-break/><text:span text:style-name="T1">je 1/4 Teelöffel Muskat, Nelken, Ingwer 150g Zucker</text:span><text:line-break/>2<text:span text:style-name="T1"> Eier</text:span><text:line-break/><text:span text:style-name="T1">200g Kürbismousse (Hokkaido)</text:span><text:line-break/><text:line-break/><text:span text:style-name="T1">500 g Mascarpone</text:span><text:line-break/><text:span text:style-name="T1">100g Puderzucker</text:span><text:line-break/>1<text:span text:style-name="T1"> Päckchen Vanillezucker</text:span></text:p>
      <text:p text:style-name="P3"><text:span text:style-name="T1">5 Teelöffel San-apart</text:span><text:line-break/><text:span text:style-name="T1">200 ml Sahne</text:span><text:line-break/><text:line-break/><text:span text:style-name="T1">Ofen auf 160 Grad vorheizen. Bier, Kaffee und Butter erhitzen. Kakao einrühren und abkühlen lassen., Vanillezucker und Creme fraiche verrühren. Wir max dazugeben. Mehr, und Backpulver auch untermischen Schokomasse in zwei Springformen (20 cm) 30 Minuten backen. </text:span></text:p>
      <text:p text:style-name="P4">Für die Kürbismasse Mehl, Natron, Backpulver, Salz und Gewürze trocken mischen. Öl, Eier und Kürbismousse verquirlen und die Trockenstoffe unterheben. Kürbis Maße in zwei Springformen (20 cm) 30 Minuten backen. </text:p>
      <text:p text:style-name="P4">Sahne steif schlagen. Mascarpone, Puderzucker, Vanillezucker und San-apart mit der Sahne vermischen. </text:p>
      <text:p text:style-name="P4">Böden mit zwei Drittel Creme bestreichen, aufeinander setzen, mit restlicher Creme umhüllen für ca. 90 Minuten kühl stellen.</text:p>
      <text:p text:style-name="P5"/>
      <text:p text:style-name="P6">Lebkuchen, geschüttelt</text:p>
      <text:p text:style-name="P4"><text:line-break/>350g Mehl </text:p>
      <text:p text:style-name="P4">20g Kakao</text:p>
      <text:p text:style-name="P4">200g Zucker </text:p>
      <text:p text:style-name="P4">100g gemahlene Haselnüsse </text:p>
      <text:p text:style-name="P4">3 Teelöffel Lebkuchengewürz </text:p>
      <text:p text:style-name="P4">1 Teelöffel Nelkenpulver </text:p>
      <text:p text:style-name="P4">1 Esslöffel Vanillezucker </text:p>
      <text:p text:style-name="P4">1 Päckchen Backpulver</text:p>
      <text:p text:style-name="P4"/>
      <text:p text:style-name="P4">250 ml Milch </text:p>
      <text:p text:style-name="P4">50 g flüssige Butter </text:p>
      <text:p text:style-name="P4">2 Esslöffel Honig </text:p>
      <text:p text:style-name="P4">4 Eier<text:line-break/><text:line-break/>Mehl, Zucker, gemahlene Haselnüsse, Lebkuchengewürz, Nelkenpulver, Vanillezucker und Backpulver in die große Rührschüssel geben, verschließen und kräftig schütteln. Milch, flüssige Butter, Honig und Eier in der geschlossenen mittleren Rührschüssel kräftig schütteln. Die flüssigen Zutaten zu den trockenen in die große Schüssel geben, verschließen und gut durchschütteln. Mit dem Teigschaber durchrühren und auf eine gefettetes Backblech streichen. Bei 200 Grad ca 20 Minuten backen. Nach dem Backen mit Glasur bestreichen und noch warm in Quadrate, Rechtecke oder Dreiecke schneiden. </text:p>
      <text:p text:style-name="P4"/>
      <text:p text:style-name="P4">Milch, flüssige Butter, Honig und Eier in die Schüssel geben und verrühren.</text:p>
      <text:p text:style-name="P4">Mehl, Kakao, Zucker, gemahlene Haselnüsse, Lebkuchengewürz, Nelkenpulver, Vanillezucker und Backpulver mischen und in die Schüssel geben, alles gut rühren lassen.</text:p>
      <text:p text:style-name="P4">Auf eine gefettetes Backblech streichen. Bei 200 Grad ca 20 Minuten backen. Nach dem Backen mit Glasur bestreichen und noch warm in Quadrate, Rechtecke oder Dreiecke schneiden.</text:p>
      <text:p text:style-name="P5"/>
      <text:p text:style-name="P6">Fantakuchen mit Schmand</text:p>
      <text:p text:style-name="P4"/>
      <text:p text:style-name="P4">150g Margarine</text:p>
      <text:p text:style-name="P4">250g Zucker</text:p>
      <text:p text:style-name="P4">1 Päckchen Vanillezucker</text:p>
      <text:p text:style-name="P4">5 Eier</text:p>
      <text:p text:style-name="P4">350 g Mehl</text:p>
      <text:p text:style-name="P4">1 Päckchen Backpulver</text:p>
      <text:p text:style-name="P4">175 ml Fanta</text:p>
      <text:p text:style-name="P4"/>
      <text:p text:style-name="P4">400 ml Sahne</text:p>
      <text:p text:style-name="P4">2 Päckchen Vanillezucker</text:p>
      <text:p text:style-name="P4">3 Päckchen Sahnesteif</text:p>
      <text:p text:style-name="P4">1 Dose Pfirsiche</text:p>
      <text:p text:style-name="P4">400g Schmand</text:p>
      <text:p text:style-name="P4"/>
      <text:p text:style-name="P4">1 Backofen auf 180° (Umluft 160 Grad) vorheizen. Margarine, Zucker und Vanillezucker aufschlagen. Eier nach und nach zugeben.</text:p>
      <text:p text:style-name="P4">2 Mehl und Backpulver mischen und im Wechsel mit der Fanta unter die Masse heben. Masse in Backform füllen im Ofen ca. 25 Minuten goldbraun backen. </text:p>
      <text:p text:style-name="P4">3 Für die Creme Sahne mit Vanillezucker und Sahne steif aufschlagen. Pfirsiche abtropfen lassen und in kleine Würfel schneiden. Schmand und Pfirsiche vermischen. Sahne unter die Schmandmasse heben. Auf dem Boden verstreichen und für ca. Mind. 30 Minuten kühl stellen.</text:p>
      <text:p text:style-name="P4"/>
      <text:p text:style-name="P4"/>
      <text:p text:style-name="P6">Kürbis-Schoko-Torte mit Zartbitterglasur</text:p>
      <text:p text:style-name="P4"/>
      <text:p text:style-name="P4">115 ml Buttermilch</text:p>
      <text:p text:style-name="P4">200 g Kürbispüree (Hokkaido)</text:p>
      <text:p text:style-name="P4">2 TL Vanillezucker</text:p>
      <text:p text:style-name="P4">170 g Butter</text:p>
      <text:p text:style-name="P4">110 g Zucker</text:p>
      <text:p text:style-name="P4">3 Eier</text:p>
      <text:p text:style-name="P4">180 g Mehl</text:p>
      <text:p text:style-name="P4">75 g Kakao</text:p>
      <text:p text:style-name="P4">2 TL Backpulver</text:p>
      <text:p text:style-name="P4">1 TL Natron</text:p>
      <text:p text:style-name="P4">1/2 TL Salz</text:p>
      <text:p text:style-name="P4"/>
      <text:p text:style-name="P4">175 g Frischkäse</text:p>
      <text:p text:style-name="P4">180 g Puderzucker</text:p>
      <text:p text:style-name="P4">1/4 TL Zimt</text:p>
      <text:p text:style-name="P4">1 TL Vanillepulver</text:p>
      <text:p text:style-name="P4">200 g Sahne</text:p>
      <text:p text:style-name="P4"/>
      <text:p text:style-name="P4">1 EL Butter</text:p>
      <text:p text:style-name="P4">100 g Zartbitterkuvertüre</text:p>
      <text:p text:style-name="P4">75 g Sahne</text:p>
      <text:p text:style-name="P4">1 EL Creme fraich</text:p>
      <text:p text:style-name="P4">50 g Puderzucker</text:p>
      <text:p text:style-name="P4">50 ml Wasser</text:p>
      <text:p text:style-name="P4"/>
      <text:p text:style-name="P4">Ofen auf 180°C (Umluft 160°C) vorheizen. Buttermilch, Kürbis und Vanille verrühren. Butter und Zucker schaumig schlagen. Eier unterziehen. mehl mit kakao, Backpulver, Natron und Salz mischen, im wechsel mit Kürbis-Mix unterrühren. Je die hälfte Masse in 2 mit Backpapier ausgelegte Springformen (20 cm) streichen und ca. 35 Minuten backen, herausnehmen und abkühlen lassen.</text:p>
      <text:p text:style-name="P4">Frischkäse, Puderzucker, Zimt und Vanille aufschlagen. Sahne steif schlagen, unterziehen. Einen Boden mit einem viertel der Creme bestreichen, zweiten Boden auflegen. Torte mit restlicher Creme umhüllen.</text:p>
      <text:p text:style-name="P4">60 Minuten kühl stellen.</text:p>
      <text:p text:style-name="P4">Butter, Sahne erhitzen, Schokolade zugeben und schmelzen lassen. Wasser und Puderzucker köcheln lassen, Creme fraich einrühren, unter die Schoko-Creme rühren. Glasur etwas andicken lassen, über die Torte gießen.</text:p>
      <text:p text:style-name="P4">Fest werden lassen.</text:p>
      <text:p text:style-name="P6">Dunkler Biskuit</text:p>
      <text:p text:style-name="P4"/>
      <text:p text:style-name="P4">6 Eier</text:p>
      <text:p text:style-name="P4">1 Prise Salz</text:p>
      <text:p text:style-name="P4">230 g Zucker</text:p>
      <text:p text:style-name="P4">2 EL Vanillezucker</text:p>
      <text:p text:style-name="P4">180 g Weizenmehl</text:p>
      <text:p text:style-name="P4">40 g Kakao (ungesüßt)</text:p>
      <text:p text:style-name="P4">1 TL Backpulver</text:p>
      <text:p text:style-name="P4"/>
      <text:p text:style-name="P4">Heize den Backofen auf 180° C Ober-/Unterhitze vor. (Solltest du beobachtet haben, dass dein Ofen gerne etwas länger braucht, stelle die Temperatur hier auf 200° C.)</text:p>
      <text:p text:style-name="P4">Kleide den Boden deiner Backform mit Backpapier aus. Die Seiten werden weder eingekleidet noch ausgefettet. So kann der Kuchen schön hoch klettern.</text:p>
      <text:p text:style-name="P4">Trenne die Eier und schlage das Eiweiß gemeinsam mit dem Salz mit Hilfe einer Küchenmaschine steif.</text:p>
      <text:p text:style-name="P4">Gib den Zucker sowie den Vanillezucker dazu und schlage so lange weiter, bis eine samtig glänzende Masse entsteht.</text:p>
      <text:p text:style-name="P4">Stelle die Geschwindigkeit deines Rührgerätes nun etwas runter und füge nach und nach das Eigelb hinzu. Rühre so lange, bis sich diese mit der Masse verbunden haben.</text:p>
      <text:p text:style-name="P4">Siebe zuletzt das Mehl, Backpulver und Kakao über die Masse und hebe diese vorsichtig mit einem Spatel unter.</text:p>
      <text:p text:style-name="P4">Gieße den Teig nun in deine vorbereitet Form, streiche ihn glatt und schiebe ihn direkt danach in den Ofen. Nun darf er 20 Minuten backen. Achte darauf, während dessen die Ofentüre nicht zu öffnen damit er keinen Kälteschock bekommt und zusammenfällt.</text:p>
      <text:p text:style-name="P4">Um sicher zu gehen, dass der Kuchen fertig ist, hilft dir die Stäbchenprobe. Stecke dafür einen Holzstab oder eine Stricknadel in den Teig. Kommt sie sauber heraus ist der Biskuit fertig.</text:p>
      <text:p text:style-name="P4">Lass ihn nun für 15 Minuten leicht abkühlen. Jetzt kann der Biskuit vorsichtig aus der Form heraus gelöst werden. Schneide hierfür mit einem Kuchenlöser oder Messer am Rand der Springform entlang, öffne diese im Anschluss und stürze den Kuchen auf ein Kuchengitter oder flachen Teller. Lege nun, um ein austrocknen des Kuchens zu vermeiden, ein feuchtes Geschirrtuch über den Biskuit und lasse ihn so vollständig auskühlen. Nun kann der Biskuit geschnitten und weiter verarbeitet werden.</text:p>
      <text:p text:style-name="P6">Heller Biskuit</text:p>
      <text:p text:style-name="P4"/>
      <text:p text:style-name="P4">6 Eier</text:p>
      <text:p text:style-name="P4">1 Prise Salz</text:p>
      <text:p text:style-name="P4">160 g Zucker</text:p>
      <text:p text:style-name="P4">1 Esslöfel Vanillezucker</text:p>
      <text:p text:style-name="P4">240 g Weizenmehl</text:p>
      <text:p text:style-name="P4">1 Teelöffel Backpulver</text:p>
      <text:p text:style-name="P4"/>
      <text:p text:style-name="P4">Heize den Backofen auf 180° C Ober-/Unterhitze vor. (Solltest du beobachtet haben, dass dein Ofen gerne etwas länger braucht, stelle die Temperatur hier auf 200° C.)</text:p>
      <text:p text:style-name="P4">Kleide den Boden deiner Backform mit Backpapier aus. Die Seiten werden weder eingekleidet noch ausgefettet. So kann der Kuchen schön hoch klettern.</text:p>
      <text:p text:style-name="P4">Trenne die Eier und schlage das Eiweiß gemeinsam mit dem Salz mit Hilfe einer Küchenmaschine steif.</text:p>
      <text:p text:style-name="P4">Gib den Zucker sowie den Vanillezucker dazu und schlage so lange weiter, bis eine samtig glänzende Masse entsteht.</text:p>
      <text:p text:style-name="P4">Stelle die Geschwindigkeit deines Rührgerätes nun etwas runter und füge nach und nach die Eigelbe hinzu. Rühre so lange, bis sich diese mit der Masse verbunden haben.</text:p>
      <text:p text:style-name="P4">Siebe zuletzt das Mehl und das Backpulver über die Masse und hebe diese vorsichtig mit einem Spatel unter.</text:p>
      <text:p text:style-name="P4">Gieße den Teig nun in deine vorbereitete Form, streiche ihn glatt und schiebe ihn direkt danach in den Ofen. Nun darf er 20 Minuten backen. Achte darauf, während dessen die Ofentüre nicht zu öffnen damit er keinen Kälteschock bekommt und zusammenfällt.</text:p>
      <text:p text:style-name="P4">Um sicher zu gehen, dass der Kuchen fertig ist, hilft dir die Stäbchenprobe. Stecke dafür einen Holzstab oder eine Stricknadel in den Teig. Kommt sie sauber heraus ist der Biskuit fertig.</text:p>
      <text:p text:style-name="P4">Lass ihn nun für 15 Minuten leicht abkühlen. Jetzt kann der Biskuit vorsichtig aus der Form heraus gelöst werden. Schneide hierfür mit einem Kuchenlöser oder Messer am Rand der Springform entlang, öffne diese im Anschluss und stürze den Kuchen auf ein Kuchengitter oder flachen Teller. Lege nun, um ein austrocknen des Kuchens zu vermeiden, ein feuchtes Geschirrtuch über den Biskuit und lasse ihn so vollständig auskühlen. Nun kann der Biskuit geschnitten und weiter verarbeitet werden.</text:p>
      <text:p text:style-name="P6">Eierlikörkuchen</text:p>
      <text:p text:style-name="P4"/>
      <text:p text:style-name="P4">200 g Margarine</text:p>
      <text:p text:style-name="P4">150 g Zucker</text:p>
      <text:p text:style-name="P4">3 Eier</text:p>
      <text:p text:style-name="P4">300 g Mehl</text:p>
      <text:p text:style-name="P4">2 TL Backpulver</text:p>
      <text:p text:style-name="P4">1 Pr. Salz</text:p>
      <text:p text:style-name="P4">250 ml Eierlikör</text:p>
      <text:p text:style-name="P4"/>
      <text:p text:style-name="P4">40 ml Eierlikör</text:p>
      <text:p text:style-name="P4">200 g Puderzucker</text:p>
      <text:p text:style-name="P4"/>
      <text:p text:style-name="P4">Backofen auf 180°C (Umluft 160°C) vorheizen. Backform vorbereiten. Margarine und Zucker aufschlagen. Die Eier nach und nach zugeben. Mehl, Backpulver und Salz vermischen und im Wechsel mit 250 ml Eierlikör kurz unter die Masse heben.</text:p>
      <text:p text:style-name="P4">In die Form füllen und für ca. 50 Min. backen.</text:p>
      <text:p text:style-name="P4">Für die Glasur 4 EL Eierlikör und Puderzucker zu einer dickflüssigen glatten Masse verrühren und über den abgekühlten Eierlikörkuchen verteilen.</text:p>
      <text:p text:style-name="P6">Haselnussbiskuit</text:p>
      <text:p text:style-name="P4"/>
      <text:p text:style-name="P4">6 Eier</text:p>
      <text:p text:style-name="P4">1 prise Salz</text:p>
      <text:p text:style-name="P4">230 g Zucker</text:p>
      <text:p text:style-name="P4">175 g Weizenmehl</text:p>
      <text:p text:style-name="P4">1 TL Backpulver</text:p>
      <text:p text:style-name="P4">30 g Kakao</text:p>
      <text:p text:style-name="P4">75 g gemahlene Haselnüsse</text:p>
      <text:p text:style-name="P4">40 g zerlassene Butter</text:p>
      <text:p text:style-name="P4"/>
      <text:p text:style-name="P4">Heize den Backofen auf 180° C Ober-/Unterhitze vor. (Solltest du beobachtet haben, dass dein Ofen gerne etwas länger braucht, stelle die Temperatur hier auf 200° C.)</text:p>
      <text:p text:style-name="P4">Kleide den Boden deiner Backform mit Backpapier aus. Die Seiten werden weder eingekleidet noch ausgefettet. So kann der Kuchen schön hoch klettern.</text:p>
      <text:p text:style-name="P4">Röste die gemahlenen Haselnüsse in einer Pfanne an.</text:p>
      <text:p text:style-name="P4">Schmelze die Butter.</text:p>
      <text:p text:style-name="P4">Trenne die Eier und schlage das Eiweiß gemeinsam mit dem Salz mit Hilfe einer Küchenmaschine steif.</text:p>
      <text:p text:style-name="P4">Gib den Zucker dazu und schlage so lange weiter, bis eine samtig glänzende Masse entsteht.</text:p>
      <text:p text:style-name="P4">Stelle die Geschwindigkeit deines Rührgerätes nun etwas runter und füge nach und nach das Eigelb hinzu. Rühre so lange, bis sich diese mit der Masse verbunden haben.</text:p>
      <text:p text:style-name="P4">Siebe das Mehl, Backpulver und Kakao über die Masse und hebe diese vorsichtig mit einem Spatel unter.</text:p>
      <text:p text:style-name="P4">Gib die angerösteten Haselnüsse sowie die flüssige Butter hinzu und hebe beides ebenfalls mit einem Spatel vorsichtig unter.</text:p>
      <text:p text:style-name="P4">Gieße den Teig nun in deine vorbereitet Form, streiche ihn glatt und schiebe ihn direkt danach in den Ofen. Nun darf er 20 – 30 Minuten backen. Achte darauf, während dessen die Ofentüre nicht zu öffnen damit er keinen Kälteschock bekommt und zusammenfällt.</text:p>
      <text:p text:style-name="P4">Um sicher zu gehen, dass der Kuchen fertig ist, hilft dir die Stäbchenprobe. Stecke dafür einen Holzstab oder eine Stricknadel in den Teig. Kommt sie sauber heraus ist der Biskuit fertig.</text:p>
      <text:p text:style-name="P4">Lass ihn nun für 15 Minuten leicht abkühlen. Jetzt kann der Biskuit vorsichtig aus der Form heraus gelöst werden. Schneide hierfür mit einem Kuchenlöser oder Messer am Rand der Springform entlang, öffne diese im Anschluss und stürze den Kuchen auf ein Kuchengitter oder flachen Teller. Lege nun ein feuchtes Geschirrtuch über den Biskuit und lasse ihn so vollständig auskühlen, um ein Austrocknen des Kuchens zu vermeiden. Nun kann der Biskuit geschnitten und weiter verarbeitet werden.</text:p>
      <text:p text:style-name="P6">Schwedische Mandeltorte</text:p>
      <text:p text:style-name="P4"/>
      <text:p text:style-name="P4">5 Eiweiß</text:p>
      <text:p text:style-name="P4">1 <text:s/>Pr. Salz</text:p>
      <text:p text:style-name="P4">120 g Zucker</text:p>
      <text:p text:style-name="P4">200 g gemahlene Mandeln</text:p>
      <text:p text:style-name="P4"/>
      <text:p text:style-name="P4">200 g Sahne</text:p>
      <text:p text:style-name="P4">5 <text:s/>Eigelb</text:p>
      <text:p text:style-name="P4">100 g Zucker</text:p>
      <text:p text:style-name="P4">2 <text:s/>Esslöffel Mandelsirup</text:p>
      <text:p text:style-name="P4">150 g weiche Butter</text:p>
      <text:p text:style-name="P4"/>
      <text:p text:style-name="P4">100 g Mandelblättchen</text:p>
      <text:p text:style-name="P4"/>
      <text:p text:style-name="P4">Für die Teigböden das Eiweiß mit dem Salz steif schlagen. Zucker langsam einrieseln lassen und so lange rühren, bis sich der Zucker aufgelöst hat. Mandeln vorsichtig mit einem Teigschaber unterheben. Den Teig in einen Spritzbeutel mit großer Lochtülle füllen. 2 Backpapierbögen vorbereiten: auf die Rückseite mit einem Stift einen Kreis mit 24 cm Durchmesser zeichnen. Backpapier umdrehen, so dass der Teig nicht mit dem Gemalten in Berührung kommt. Die beiden Kreise jeweils mit dem Teig füllen. Den Teig mit einer Palette glatt streichen und beide Böden gleichzeitig im Ofen bei 175 °C Umluft für ca. 20-25 Min. backen. Die Böden sollten hell bleiben, nach 20 Min. sollte unbedingt eine Stäbchenprobe gemacht werden, damit die Böden nicht hart und zu trocken werden. Aus dem Ofen nehmen und abkühlen lassen.</text:p>
      <text:p text:style-name="P4"/>
      <text:p text:style-name="P4">Inzwischen auch die Creme vorbereiten. Dafür Sahne mit Zucker und Mandelsirup in einem Topf verrühren. Den Herd auf mittlere Stufe stellen und so lange rühren, bis sich der Zucker aufgelöst hat. Eigelbe zufügen und gründlich rühren. Nun so lange erhitzen, bis die Creme eindickt. Das kann 5-10 Min. dauern. Die Creme darf kurz aufkochen, dann vom Herd herunter nehmen, umfüllen und mit einer Folie direkt auf der Creme abdecken und auf Zimmertemperatur abkühlen lassen.</text:p>
      <text:p text:style-name="P4"/>
      <text:p text:style-name="P4">Die zimmerwarme Butter cremig rühren. Die Creme esslöffelweise unterrühren.</text:p>
      <text:p text:style-name="P4"/>
      <text:p text:style-name="P4">Die beiden Teigböden übereinander legen und einen Backrahmen etwas kleiner einstellen und die beiden Böden mithilfe des Backrahmens rund schneiden. Somit schneidet man die harten Ränder weg und die Torte wird gleichmäßig rund. Ersten Teig auf eine Tortenplatte setzen und mit der Hälfte der Creme bestreichen. Zweiten Boden aufsetzen und komplett mit der Creme bestreichen. Torte mindestens 30 Min. kühlen.</text:p>
      <text:p text:style-name="P4"/>
      <text:p text:style-name="P4">Inzwischen die Mandelblättchen in einer Pfanne ohne Fett rösten und abkühlen lassen.</text:p>
      <text:p text:style-name="P4"/>
      <text:p text:style-name="P4">Torte komplett mit den Mandelblättchen umhüllen. Die Torte kann sofort verzehrt werden und bleibt im Kühlschrank abgedeckt etwa 3 Tage frisch.</text:p>
      <text:p text:style-name="P6">Rainbow Cake</text:p>
      <text:p text:style-name="P4"/>
      <text:p text:style-name="P4">5 Eier</text:p>
      <text:p text:style-name="P4">150 g weißer Zucker</text:p>
      <text:p text:style-name="P4">150 g brauner Zucker</text:p>
      <text:p text:style-name="P4">280 g weiche Butter</text:p>
      <text:p text:style-name="P4">350 g Mehl</text:p>
      <text:p text:style-name="P4">2 TL Backpulver</text:p>
      <text:p text:style-name="P4">2 TL Vanillearoma</text:p>
      <text:p text:style-name="P4">6 Gel-Speisefarben in Violett, Blau, Grün, Gelb, Rosa und Rot</text:p>
      <text:p text:style-name="P4"/>
      <text:p text:style-name="P4">500 g Mascarpone-Creme</text:p>
      <text:p text:style-name="P4">200 g Philadelphia</text:p>
      <text:p text:style-name="P4">125 g Puderzucker</text:p>
      <text:p text:style-name="P4">3 EL Zitronensaft</text:p>
      <text:p text:style-name="P2"/>
      <text:p text:style-name="P7"><text:bookmark text:name="docs-internal-guid-0259b076-7fff-3189-176a-b0f1d5e257e8"/>Den Biskuit zubereiten. Den Backofen auf 180°C vorheizen. Die Eier mit dem weißen und braunen Zucker in einer großen Rührschüssel zu einer hellen Masse verquirlen, bis sich das Volumen verdoppelt hat. Die Butter zugeben und zu einer glatten Masse verrühren. Dann das gesiebte Mehl, das Backpulver und das Vanillearoma unterrühren. Den Teig in sechs gleichgroße Teile teilen.</text:p>
      <text:p text:style-name="P7"/>
      <text:p text:style-name="P8">Mit einer Messerspitze die sechs Farben auf die Teig Einheiten verteilen. Achtung, die Gel Farben sind sehr intensiv. Kräftig rühren.</text:p>
      <text:p text:style-name="P8"/>
      <text:p text:style-name="P8">Den Ofen auf <text:s/>120°C herunterschalten. Den Tortenring (oder die Form) einfetten und auf ein mit Backpapier belegtes Backblech stellen. Teig einfüllen und jede Schicht getrennt 10 <text:span text:style-name="T3">Minuten backen. Mit einem Messer prüfen, ob der Teig da ist. An der Messerklinge sollte kein Teig mehr kleben. Die Böden auf einem Kuchengitter abkühlen lassen.</text:span></text:p>
      <text:p text:style-name="P10"/>
      <text:p text:style-name="P10">Die Creme zubereiten. Die Mascarpone, den Philadelphia und den Puderzucker mit einem elektrischen Rührbesen oder einer Küchenmaschine gut verrühren. Zitronensaft untermischen. Die Creme mindestens 1 Stunde kühl stellen.</text:p>
      <text:p text:style-name="P10"/>
      <text:p text:style-name="P10">Die sechs Teigböden zu geraden Böden schneiden, wenn sie stark gewölbt sind. Nach dem Abkühlen jeden Boden mit Hilfe des abgewinkelten Spatels mit Creme bestreichen und sie dann aufeinander setzen. Dabei auf die Reihenfolge achten (violett, dann blau, grün, gelb, rosa und zuletzt Rot). Die Creme kann ruhig zwischen den Schichten hervorschauen. In der Mitte sollte nicht zu viel Creme sein, damit die Torte gerade steht. Zum Schluss die Torte mit der übrigen Creme bestreichen und vor dem Servieren für mindestens 1 Stunde kühl stellen. </text:p>
      <text:p text:style-name="P16"><text:line-break/><text:span text:style-name="T2">(1 Tortenring 15cm Durchmesser ich nehm immer die doppelte menge vom Rezept)</text:span></text:p>
      <text:p text:style-name="P12">Bananentorte</text:p>
      <text:p text:style-name="P11"/>
      <text:p text:style-name="P11">200 g weiche Butter</text:p>
      <text:p text:style-name="P11">200 g brauner Zucker</text:p>
      <text:p text:style-name="P11">4 Eier</text:p>
      <text:p text:style-name="P11">1 Pr. Salz</text:p>
      <text:p text:style-name="P11">300 g Mehl</text:p>
      <text:p text:style-name="P11">100 g gemahlene Haselnüsse</text:p>
      <text:p text:style-name="P11">1 TL Backpulver</text:p>
      <text:p text:style-name="P11">1 TL Natron</text:p>
      <text:p text:style-name="P11">2 Bananen</text:p>
      <text:p text:style-name="P11">2 EL Zitronensaft</text:p>
      <text:p text:style-name="P11">75 g Joghurt</text:p>
      <text:p text:style-name="P11"/>
      <text:p text:style-name="P11">150 g weiche Butter</text:p>
      <text:p text:style-name="P11">100 g Puderzucker</text:p>
      <text:p text:style-name="P11">350 g Frischkäse</text:p>
      <text:p text:style-name="P11">50 g Bananenaroma</text:p>
      <text:p text:style-name="P11"/>
      <text:p text:style-name="P14"><text:bookmark text:name="docs-internal-guid-4124cdfc-7fff-a6eb-bc77-e9ab1878db90"/>Backofen auf 180° Umluft vorheizen. Böden der Formen mit Backpapier auslegen. Für den Teig Butter mit Zucker schaumig schlagen. Eier trennen, Eiweiß mit Salz steif schlagen. Eigelbe nach und nach unter Buttermasse rühren. Mehl, Natron, Nüsse, Backpulver mischen und unterheben. Bananen mit Zitronensaft fein pürieren, mit Joghurt unter den Teig mischen. Eischnee unterheben. Den Teig in den Formen verteilen, glatt streichen, ca 25 Minuten backen. Kuchenböden auskühlen lassen, jeweils waagerecht halbieren.</text:p>
      <text:p text:style-name="P14">Für die Creme Butter cremig aufschlagen. Puderzucker löffelweise unterrühren zugeben Punkt Frischkäse und Bananenaroma nach und nach unterrühren. Die Böden jeweils mit Creme bestreichen und aufeinander setzen. Torte rundum mit übrige Creme bedecken, die Creme mit einer Platte glatt streichen. Torte ca eine Stunde kühl stellen.</text:p>
      <text:p text:style-name="P14"/>
      <text:p text:style-name="P13">Erdbeer-Tiramisu</text:p>
      <text:p text:style-name="P15"/>
      <text:p text:style-name="P15">500 g Erdbeeren</text:p>
      <text:p text:style-name="P15">50 ml Orangensaft</text:p>
      <text:p text:style-name="P15">50 ml Kokoslikör</text:p>
      <text:p text:style-name="P15">1 Msp. Vanillemark</text:p>
      <text:p text:style-name="P15">500 g Mascarpone</text:p>
      <text:p text:style-name="P15">50 g Zucker</text:p>
      <text:p text:style-name="P15">1 EL Zitronensaft</text:p>
      <text:p text:style-name="P15">50 g weiße Schokolade</text:p>
      <text:p text:style-name="P15">200 ml Sahne</text:p>
      <text:p text:style-name="P15">100 g Löffelbiskuits</text:p>
      <text:p text:style-name="P15"/>
      <text:p text:style-name="P15">Erdbeeren abbrausen, putzen, trocken tupfen. 100 g Früchte mit Orangensaft und Likör im Mixer oder mit dem Mixstab fein pürieren.</text:p>
      <text:p text:style-name="P15">Vanillemark, Mascarpone, Zucker und Zitronensaft verrühren. Schokolade fein hacken. Sahne steif schlagen, beides unter Mascarpone-Mix rühren. Dann 350 g Erdbeeren klein schneiden, unter die Creme heben.</text:p>
      <text:p text:style-name="P15">Boden einer Auflaufform (ca. 1L) mit Löffelbiskuits auslegen und die hälfte Erdbeerpüree beträufeln. Hälfte Mascarponecreme dr4auf verstreichen. Übrige Biskuits, Püree sowie Creme ebenso einschichten. Tiramisu abgedeckt ca. 3Std. Kühlen.</text:p>
      <text:p text:style-name="P15">Vor dem Servieren 50 g Erdbeeren in Scheiben schneiden, auf Tiramisu verteilen.</text:p>
      <text:p text:style-name="P17">Schwarzwälder Kirschtorte</text:p>
      <text:p text:style-name="P2"/>
      <text:p text:style-name="P2">1 Glas Schattenmorellen</text:p>
      <text:p text:style-name="P2">(Abtropfgewicht 350 g)</text:p>
      <text:p text:style-name="P2">45 g Speisestärke</text:p>
      <text:p text:style-name="P2">40 g Zucker</text:p>
      <text:p text:style-name="P2">Zimt</text:p>
      <text:p text:style-name="P2"/>
      <text:p text:style-name="P2">200 ml Sahne</text:p>
      <text:p text:style-name="P2">40 g Kaba</text:p>
      <text:p text:style-name="P2">2 EL San-apart</text:p>
      <text:p text:style-name="P2"/>
      <text:p text:style-name="P2">600 ml Sahne</text:p>
      <text:p text:style-name="P2">15 EL San-apart</text:p>
      <text:p text:style-name="P2">30 g Zucker</text:p>
      <text:p text:style-name="P2">135 ml Kirschwasser</text:p>
      <text:p text:style-name="P2"/>
      <text:p text:style-name="P2">400 ml Sahne</text:p>
      <text:p text:style-name="P2">4 EL San-apart</text:p>
      <text:p text:style-name="P2">2 Pck. Vanillezucker</text:p>
      <text:p text:style-name="P2">Schokoraspeln</text:p>
      <text:p text:style-name="P2"/>
      <text:p text:style-name="P2">Schattenmorelle über ein Sieb abgießen, dabei den Saft auffangen. Stärke mit etwas Saft anrühren. Den restlichen Kirschsaft aufkochen und die Speisestärke-Kirschsaft mit einrühren. Unter rühren aufkochen lassen, dann direkt vom Herd nehmen. 16 Schattenmorelle für die Deko beiseite legen. Die restlichen kirschen unter die Kirschmasse heben. Torten 2 mal durchschneiden, so das drei Böden entstehen. Auf den ersten die erkaltete Kirschmasse vollständig verteilen, nicht bis zum rand ca 1 cm platz lassen.</text:p>
      <text:p text:style-name="P2">200 ml Sahne mit Kaba und 2 El San-apart steif schlagen. Kaba-Sahne auf den Kirschen verteilen und glatt streichen. Zweiten Boden drauf legen und mit Kirschwasser tränken.</text:p>
      <text:p text:style-name="P2">600 ml Sahne mit 15 EL San-apart, 30 g Zucker und 135 ml Kirschwasser steif schlagen. Auf dem zweiten Boden verteilen <text:s/>und glatt streichen. Letzten Bikuitboden auflegen, mit Kirschwasser tränken. Kühl stellen.</text:p>
      <text:p text:style-name="P9">Für die Deko 400 ml Sahne, San-apart und Vanillezucker steif schlagen. Torte aus der kühlung nehmen und mit der Sahne schön einstreichen. Mit einem 16zener Einteiler die Torte einteilen. Dann mit einem Spritzbeutel Sahne Tupfen spritzen. Jetzt die Kirschen obendrauf setzten und mit der Raspelschokolade die Oberfläche bestreuen. Bis zum Servieren kalt stellen.</text:p>
      <text:p text:style-name="P17">Oreo Torte</text:p>
      <text:p text:style-name="P2"/>
      <text:p text:style-name="P2">150 g Butter</text:p>
      <text:p text:style-name="P2">4 Eier</text:p>
      <text:p text:style-name="P2">250 g Zucker</text:p>
      <text:p text:style-name="P2">320 g Mehl</text:p>
      <text:p text:style-name="P2">70 g Kakao</text:p>
      <text:p text:style-name="P2">1 Pck. Backpulver</text:p>
      <text:p text:style-name="P2">320 ml Milch </text:p>
      <text:p text:style-name="P2">20 Oreo Kekse</text:p>
      <text:p text:style-name="P2"/>
      <text:p text:style-name="P2">300 g Frischkäse</text:p>
      <text:p text:style-name="P2">70 g Puderzucker</text:p>
      <text:p text:style-name="P2">400 ml Sahne</text:p>
      <text:p text:style-name="P2">3 Pck. Sahnesteif</text:p>
      <text:p text:style-name="P2">15 Oreo Kekse</text:p>
      <text:p text:style-name="P2"/>
      <text:p text:style-name="P2">20 Oreokese fein mahlen. Butter, Zucker und Oreokese aufschlagen. Eier nach und nach dazugeben. Mehl, Backpulver, Kakao mit Milch abwechselnd dazugeben. In die Form füllen und bei 175°C ca. 35-45 Min. backen.</text:p>
      <text:p text:style-name="P2">Den erkalteten Boden 3 mal durchschneiden.</text:p>
      <text:p text:style-name="P2">Für die Creme, die 15 Oreokekse fein mahlen. Frischkäse, Puderzuckerund die gemahlenen Oreokese mit dem Rührgerät verrühren. Sahne mit Sahnesteif aufschlagen und unter die Frischkäse-Oreo-Masse heben.</text:p>
      <text:p text:style-name="P9">Die Böden mit der Creme bestreichen und aufeinander stapeln. Mit der Restlichen Creme die Torte Einstreic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Houschka Rounded Medium" svg:font-family="'Houschka Rounded Medium'" style:font-family-generic="swiss" style:font-pitch="variable"/>
    <style:font-face style:name="Houschka Rounded Medium1" svg:font-family="'Houschka Rounded Medium'" style:font-adornments="Medium"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1-24T13:17:15.86</meta:creation-date>
    <dc:date>2022-02-04T16:40:51.98</dc:date>
    <meta:editing-duration>P9DT4H13M12S</meta:editing-duration>
    <meta:editing-cycles>8</meta:editing-cycles>
    <meta:generator>OpenOffice/4.1.11$Win32 OpenOffice.org_project/4111m1$Build-9808</meta:generator>
    <meta:document-statistic meta:table-count="0" meta:image-count="0" meta:object-count="0" meta:page-count="15" meta:paragraph-count="260" meta:word-count="3137" meta:character-count="20113"/>
  </office:meta>
</office:document-meta>
</file>